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110" officeooo:paragraph-rsid="001f2c01"/>
    </style:style>
    <style:style style:name="P2" style:family="paragraph" style:parent-style-name="Standard">
      <style:text-properties officeooo:rsid="00167110" officeooo:paragraph-rsid="0020b13c"/>
    </style:style>
    <style:style style:name="P3" style:family="paragraph" style:parent-style-name="Standard">
      <style:text-properties officeooo:rsid="00167110" officeooo:paragraph-rsid="0024b40b"/>
    </style:style>
    <style:style style:name="P4" style:family="paragraph" style:parent-style-name="Standard">
      <style:text-properties officeooo:rsid="00167110" officeooo:paragraph-rsid="0027d779"/>
    </style:style>
    <style:style style:name="P5" style:family="paragraph" style:parent-style-name="Standard">
      <style:text-properties fo:language="ru" fo:country="RU" officeooo:rsid="00167110" officeooo:paragraph-rsid="0020b13c"/>
    </style:style>
    <style:style style:name="P6" style:family="paragraph" style:parent-style-name="Standard">
      <style:text-properties fo:language="ru" fo:country="RU" officeooo:rsid="0027fa0b" officeooo:paragraph-rsid="0027fa0b"/>
    </style:style>
    <style:style style:name="P7" style:family="paragraph" style:parent-style-name="Standard">
      <style:text-properties fo:language="ru" fo:country="RU" officeooo:rsid="00296270" officeooo:paragraph-rsid="00296270"/>
    </style:style>
    <style:style style:name="P8" style:family="paragraph" style:parent-style-name="Standard">
      <style:text-properties officeooo:rsid="001f2c01" officeooo:paragraph-rsid="001f2c01"/>
    </style:style>
    <style:style style:name="P9" style:family="paragraph" style:parent-style-name="Standard">
      <style:text-properties officeooo:rsid="001f2c01" officeooo:paragraph-rsid="002c02c5"/>
    </style:style>
    <style:style style:name="P10" style:family="paragraph" style:parent-style-name="Standard">
      <style:text-properties officeooo:rsid="0020b13c" officeooo:paragraph-rsid="0020b13c"/>
    </style:style>
    <style:style style:name="P11" style:family="paragraph" style:parent-style-name="Standard">
      <style:text-properties officeooo:rsid="0020b13c" officeooo:paragraph-rsid="002c02c5"/>
    </style:style>
    <style:style style:name="P12" style:family="paragraph" style:parent-style-name="Standard">
      <style:text-properties officeooo:rsid="00216057" officeooo:paragraph-rsid="00216057"/>
    </style:style>
    <style:style style:name="P13" style:family="paragraph" style:parent-style-name="Standard">
      <style:text-properties officeooo:rsid="00216057" officeooo:paragraph-rsid="00239d88"/>
    </style:style>
    <style:style style:name="P14" style:family="paragraph" style:parent-style-name="Standard">
      <style:text-properties officeooo:rsid="00216057" officeooo:paragraph-rsid="002aaa01"/>
    </style:style>
    <style:style style:name="P15" style:family="paragraph" style:parent-style-name="Standard">
      <style:text-properties officeooo:rsid="00234061" officeooo:paragraph-rsid="00234061"/>
    </style:style>
    <style:style style:name="P16" style:family="paragraph" style:parent-style-name="Standard">
      <style:text-properties officeooo:rsid="00239d88" officeooo:paragraph-rsid="00239d88"/>
    </style:style>
    <style:style style:name="P17" style:family="paragraph" style:parent-style-name="Standard">
      <style:text-properties officeooo:rsid="00239d88" officeooo:paragraph-rsid="002532d4"/>
    </style:style>
    <style:style style:name="P18" style:family="paragraph" style:parent-style-name="Standard">
      <style:text-properties officeooo:rsid="0024b40b" officeooo:paragraph-rsid="0024b40b"/>
    </style:style>
    <style:style style:name="P19" style:family="paragraph" style:parent-style-name="Standard">
      <style:text-properties officeooo:rsid="0025ed56" officeooo:paragraph-rsid="0025ed56"/>
    </style:style>
    <style:style style:name="P20" style:family="paragraph" style:parent-style-name="Standard">
      <style:text-properties officeooo:rsid="0027d779" officeooo:paragraph-rsid="0027d779"/>
    </style:style>
    <style:style style:name="P21" style:family="paragraph" style:parent-style-name="Standard">
      <style:text-properties officeooo:rsid="0027d779" officeooo:paragraph-rsid="00296270"/>
    </style:style>
    <style:style style:name="P22" style:family="paragraph" style:parent-style-name="Standard">
      <style:text-properties officeooo:rsid="0027fa0b" officeooo:paragraph-rsid="0027fa0b"/>
    </style:style>
    <style:style style:name="P23" style:family="paragraph" style:parent-style-name="Standard">
      <style:text-properties officeooo:paragraph-rsid="002860e2"/>
    </style:style>
    <style:style style:name="P24" style:family="paragraph" style:parent-style-name="Standard">
      <style:text-properties officeooo:rsid="00296270" officeooo:paragraph-rsid="00296270"/>
    </style:style>
    <style:style style:name="P25" style:family="paragraph" style:parent-style-name="Standard">
      <style:text-properties officeooo:rsid="002aaa01" officeooo:paragraph-rsid="002aaa01"/>
    </style:style>
    <style:style style:name="P26" style:family="paragraph" style:parent-style-name="Standard">
      <style:text-properties officeooo:paragraph-rsid="002aaa01"/>
    </style:style>
    <style:style style:name="P27" style:family="paragraph" style:parent-style-name="Standard">
      <style:text-properties officeooo:rsid="002c02c5" officeooo:paragraph-rsid="002c02c5"/>
    </style:style>
    <style:style style:name="P28" style:family="paragraph" style:parent-style-name="Standard">
      <style:text-properties officeooo:paragraph-rsid="002c02c5"/>
    </style:style>
    <style:style style:name="P29" style:family="paragraph" style:parent-style-name="Preformatted_20_Text">
      <style:text-properties officeooo:rsid="00167110" officeooo:paragraph-rsid="0027d779"/>
    </style:style>
    <style:style style:name="P30" style:family="paragraph" style:parent-style-name="Preformatted_20_Text">
      <style:text-properties officeooo:rsid="0027d779" officeooo:paragraph-rsid="0027d77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7110"/>
    </style:style>
    <style:style style:name="T3" style:family="text">
      <style:text-properties fo:language="ru" fo:country="RU" officeooo:rsid="0020b13c"/>
    </style:style>
    <style:style style:name="T4" style:family="text">
      <style:text-properties fo:language="ru" fo:country="RU" officeooo:rsid="00239d88"/>
    </style:style>
    <style:style style:name="T5" style:family="text">
      <style:text-properties fo:language="ru" fo:country="RU" officeooo:rsid="0027d779"/>
    </style:style>
    <style:style style:name="T6" style:family="text">
      <style:text-properties fo:language="ru" fo:country="RU" officeooo:rsid="002aaa01"/>
    </style:style>
    <style:style style:name="T7" style:family="text">
      <style:text-properties fo:language="ru" fo:country="RU" officeooo:rsid="002c02c5"/>
    </style:style>
    <style:style style:name="T8" style:family="text">
      <style:text-properties officeooo:rsid="0020b13c"/>
    </style:style>
    <style:style style:name="T9" style:family="text">
      <style:text-properties officeooo:rsid="00167110"/>
    </style:style>
    <style:style style:name="T10" style:family="text">
      <style:text-properties officeooo:rsid="00239d88"/>
    </style:style>
    <style:style style:name="T11" style:family="text">
      <style:text-properties officeooo:rsid="0024b40b"/>
    </style:style>
    <style:style style:name="T12" style:family="text">
      <style:text-properties officeooo:rsid="0027d779"/>
    </style:style>
    <style:style style:name="T13" style:family="text">
      <style:text-properties officeooo:rsid="0027fa0b"/>
    </style:style>
    <style:style style:name="T14" style:family="text">
      <style:text-properties officeooo:rsid="002860e2"/>
    </style:style>
    <style:style style:name="T15" style:family="text">
      <style:text-properties officeooo:rsid="002c02c5"/>
    </style:style>
    <style:style style:name="T16" style:family="text">
      <style:text-properties fo:language="en" fo:country="US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0"># </text:span>По кривой дорожке макросов в обход Норм. MACROS. Execute(,) forbidden(,) to pardon</text:p>
      <text:p text:style-name="P8"/>
      <text:p text:style-name="P9"><text:span text:style-name="T16">[English version] () is just below.</text:span></text:p>
      <text:p text:style-name="P1"/>
      <text:p text:style-name="P11">[Norm 2.0.2](<text:span text:style-name="T15">https://elearning.intra.42.fr/notions/the-norm/subnotions/la-norme/pdfs/norm</text:span>)</text:p>
      <text:p text:style-name="P1"><text:span text:style-name="T8">&gt; </text:span>II.7</text:p>
      <text:p text:style-name="P2"><text:span text:style-name="T8">&gt; </text:span>Macros and Pre-processors</text:p>
      <text:p text:style-name="P2"><text:span text:style-name="T8">&gt; </text:span>Mandatory part</text:p>
      <text:p text:style-name="P2"><text:span text:style-name="T8">&gt; </text:span>...</text:p>
      <text:p text:style-name="P2"><text:span text:style-name="T8">&gt; </text:span>• All #define created to bypass the norm and/or obfuscate code are forbidden. This point must be checked by a human».</text:p>
      <text:p text:style-name="P10">&gt; &gt; Перевод <text:s/></text:p>
      <text:p text:style-name="P5"><text:span text:style-name="T8">&gt; &gt; </text:span>• Запрещены все #define, созданные для обхода <text:span text:style-name="T8">Норм</text:span> или запут<text:span text:style-name="T8">ывания</text:span> кода. Этот момент должен быть проверен человеком.</text:p>
      <text:p text:style-name="P1"/>
      <text:p text:style-name="P9">[Предыдущее утверждение правила](<text:span text:style-name="T15">https://forum.intra.42.fr/topics/20404/messages/last</text:span>) разобрано в другой статье.</text:p>
      <text:p text:style-name="P1"/>
      <text:p text:style-name="P12">Прошу вас заметить, что правило состоит из двух частей: «<text:span text:style-name="T2">обход </text:span><text:span text:style-name="T3">Норм», «</text:span><text:span text:style-name="T1">запутывание кода». Предлагаю разобраться с каждой в отдельности.</text:span></text:p>
      <text:p text:style-name="P12"><text:span text:style-name="T1"/></text:p>
      <text:p text:style-name="P16"><text:span text:style-name="T1">**!** _Условные обозначения. В статье будем называть и object-like macros и function-like macros одним термином «макрос». При этом первые будем обозначать как константы (постоянные) препроцессора, а второй, как переменные препроцессора._ **!**</text:span></text:p>
      <text:p text:style-name="P30">~~~</text:p>
      <text:p text:style-name="P29">#define &lt;identifier&gt; &lt;replacement token list&gt; <text:s text:c="19"/>// object-like macro</text:p>
      <text:p text:style-name="P29"><text:span text:style-name="T4">#define &lt;identifier&gt;(&lt;parameter list&gt;) &lt;replacement token list&gt; <text:s/>// function-like macro, note parameters</text:span></text:p>
      <text:p text:style-name="P29"><text:span text:style-name="T5">~~~</text:span></text:p>
      <text:p text:style-name="P29"><text:span text:style-name="T5"/></text:p>
      <text:p text:style-name="P13"><text:span text:style-name="T4">## </text:span><text:span text:style-name="T1">«</text:span><text:span text:style-name="T2">обход </text:span><text:span text:style-name="T3">Норм»</text:span></text:p>
      <text:p text:style-name="P16"><text:span text:style-name="T1">Я настаиваю, что определение два эквивалентно определению один: </text:span></text:p>
      <text:p text:style-name="P16"><text:span text:style-name="T1">1. «**_</text:span><text:span text:style-name="T2">Запрещены все #define, созданные для обхода </text:span><text:span text:style-name="T3">Норм_**».</text:span></text:p>
      <text:p text:style-name="P17"><text:span text:style-name="T1">2. **_Запрещены все макросы, использование которых привело к тому, что код, который не нарушает нормы, после макроподстановок нарушает их.</text:span><text:span text:style-name="T3">_**</text:span></text:p>
      <text:p text:style-name="P12"><text:span text:style-name="T1"/></text:p>
      <text:p text:style-name="P18">Макроподстановку можете сделать в ручную, можете в уме, а по меньшей мере большую часть этоq работы можно поручить машине. Используйте команду gcc с параметрами <text:span text:style-name="T9"><text:s/>-E </text:span>для вывода на экран результатов макроподстановки (можете потом удалить лишние записи с помощью sed или grep, если найдёте хорошие комбинации, прошу написать мне), или -E <text:span text:style-name="T9">-dM, </text:span>чтобы получить перечень всех макросов, а затем использовать это перечень для компиляции некоторого кода в [специализированном для этого сервисе](<text:a xlink:type="simple" xlink:href="https://godbolt.org/" text:style-name="Internet_20_link" text:visited-style-name="Visited_20_Internet_20_Link">https://godbolt.org/</text:a>) (выберите gcc и -E)</text:p>
      <text:p text:style-name="P3"><text:span text:style-name="T11">~~~bash</text:span></text:p>
      <text:p text:style-name="P3">gcc <text:span text:style-name="T11">your_function</text:span>.c -E -dM</text:p>
      <text:p text:style-name="P3"><text:span text:style-name="T11">~~~</text:span></text:p>
      <text:p text:style-name="P18">Теперь можно проверить код, нарушает ли он Норму. Кстати, уверен, что эту часть всё таки можно автоматизировать. Жаль, что это до сих пор не сделано. Но может у вас это получиться!</text:p>
      <text:p text:style-name="P18"/>
      <text:p text:style-name="P18"><text:span text:style-name="T4">### </text:span>Что чаще всего нарушают, использую макросы:</text:p>
      <text:p text:style-name="P4"><text:span text:style-name="T12">1. II.2 Formatting Mandatory part</text:span></text:p>
      <text:p text:style-name="P4"><text:span text:style-name="T12">&gt; **</text:span>One instruction per line**.</text:p>
      <text:p text:style-name="P24"><text:soft-page-break/>&gt;&gt; </text:p>
      <text:p text:style-name="P19">~~~C</text:p>
      <text:p text:style-name="P19"><text:a xlink:type="simple" xlink:href="https://vk.com/im?sel=23490063&amp;st=%23define" text:style-name="Internet_20_link" text:visited-style-name="Visited_20_Internet_20_Link">#define</text:a> SWAP(a,b,type) {type ttttttttt=a;a=b;b=ttttttttt;}</text:p>
      <text:p text:style-name="P19">~~~</text:p>
      <text:p text:style-name="P19">~~~C</text:p>
      <text:p text:style-name="P19"><text:a xlink:type="simple" xlink:href="https://vk.com/im?sel=23490063&amp;st=%23define" text:style-name="Internet_20_link" text:visited-style-name="Visited_20_Internet_20_Link">#define</text:a> SWAP(a, b) do { typeof(a) temp = a; a = b; b = temp; } while (0)</text:p>
      <text:p text:style-name="P19">~~~</text:p>
      <text:p text:style-name="P19">~~~C</text:p>
      <text:p text:style-name="P19"><text:a xlink:type="simple" xlink:href="https://vk.com/im?sel=23490063&amp;st=%23define" text:style-name="Internet_20_link" text:visited-style-name="Visited_20_Internet_20_Link">#define</text:a> MACRO(num, str) {printf("%d", num); printf(" is");}</text:p>
      <text:p text:style-name="P19">~~~</text:p>
      <text:p text:style-name="P4"><text:span text:style-name="T12">2. </text:span>II.7 Macros and Pre-processors Mandatory part</text:p>
      <text:p text:style-name="P4"><text:span text:style-name="T12">&gt; </text:span>**Multiline macros are forbidden.**</text:p>
      <text:p text:style-name="P24">&gt;&gt; </text:p>
      <text:p text:style-name="P19">~~~C</text:p>
      <text:p text:style-name="P19"><text:a xlink:type="simple" xlink:href="https://vk.com/im?sel=23490063&amp;st=%23define" text:style-name="Internet_20_link" text:visited-style-name="Visited_20_Internet_20_Link">#define</text:a> MACRO(num, str) {\<text:line-break/>printf("%d", num);\<text:line-break/>printf(" is");\<text:line-break/>}<text:line-break/>~~~</text:p>
      <text:p text:style-name="P19">~~~C</text:p>
      <text:p text:style-name="P19"><text:a xlink:type="simple" xlink:href="https://vk.com/im?sel=23490063&amp;st=%23define" text:style-name="Internet_20_link" text:visited-style-name="Visited_20_Internet_20_Link">#define</text:a> MACRO "some very very very very very very very \<text:line-break/>long text"</text:p>
      <text:p text:style-name="P19">~~~</text:p>
      <text:p text:style-name="P21">3. Это нарушение ситуативно <text:span text:style-name="T13">(Можете прислать пример, когда это будет ошибкой, и пример, когда не будет.)</text:span>. II.2 Formatting Mandatory part</text:p>
      <text:p text:style-name="P20">&gt; **Each line must be at most 80 columns wide, comments included. Warning : a tabulation doesn’t count as a column, but as the number of spaces it represents.**</text:p>
      <text:p text:style-name="P22"/>
      <text:p text:style-name="P6">4. [Обсуждаемый пункт правил](https://forum.intra.42.fr/topics/20404/messages/last), скорее всего всё таки запрещает такие макроподстановки констант препроцессора: II.7 Macros and Pre-processors Mandatory part.</text:p>
      <text:p text:style-name="P6">&gt; **Preprocessor constants (or #define) you create must be used only for associate</text:p>
      <text:p text:style-name="P6">literal and constant values.** <text:s/></text:p>
      <text:p text:style-name="P7">&gt;&gt; </text:p>
      <text:p text:style-name="P6">~~~C</text:p>
      <text:p text:style-name="P6"><text:a xlink:type="simple" xlink:href="https://vk.com/im?sel=23490063&amp;st=%23define" text:style-name="Internet_20_link" text:visited-style-name="Visited_20_Internet_20_Link">#define</text:a> IF if(<text:line-break/><text:a xlink:type="simple" xlink:href="https://vk.com/im?sel=23490063&amp;st=%23define" text:style-name="Internet_20_link" text:visited-style-name="Visited_20_Internet_20_Link">#define</text:a> THEN ) {<text:line-break/><text:a xlink:type="simple" xlink:href="https://vk.com/im?sel=23490063&amp;st=%23define" text:style-name="Internet_20_link" text:visited-style-name="Visited_20_Internet_20_Link">#define</text:a> FI }</text:p>
      <text:p text:style-name="P6"><text:a xlink:type="simple" xlink:href="https://vk.com/im?sel=23490063&amp;st=%23define" text:style-name="Internet_20_link" text:visited-style-name="Visited_20_Internet_20_Link">#define</text:a> FALL_THROUGH if(false)<text:line-break/><text:a xlink:type="simple" xlink:href="https://vk.com/im?sel=23490063&amp;st=%23define" text:style-name="Internet_20_link" text:visited-style-name="Visited_20_Internet_20_Link">#define</text:a> OR : case<text:line-break/><text:a xlink:type="simple" xlink:href="https://vk.com/im?sel=23490063&amp;st=%23define" text:style-name="Internet_20_link" text:visited-style-name="Visited_20_Internet_20_Link">#define</text:a> DEFAULT break; default</text:p>
      <text:p text:style-name="P6"><text:a xlink:type="simple" xlink:href="https://vk.com/im?sel=23490063&amp;st=%23define" text:style-name="Internet_20_link" text:visited-style-name="Visited_20_Internet_20_Link">#define</text:a> WHICH { if(false) {<text:line-break/><text:a xlink:type="simple" xlink:href="https://vk.com/im?sel=23490063&amp;st=%23define" text:style-name="Internet_20_link" text:visited-style-name="Visited_20_Internet_20_Link">#define</text:a> END_WHICH } }</text:p>
      <text:p text:style-name="P6">…</text:p>
      <text:p text:style-name="P6">~~~ <text:s/></text:p>
      <text:p text:style-name="P6"/>
      <text:p text:style-name="P23"><text:span text:style-name="T14">Этот пункт сорее всего будет задействован, чтобы превратить синтаксис Си в похожий на синтаксис другого языка. Встретим его в следующей части статьи. :smile:</text:span></text:p>
      <text:p text:style-name="P23"/>
      <text:p text:style-name="P14"><text:span text:style-name="T4">## </text:span><text:span text:style-name="T1">«</text:span><text:span text:style-name="T2">запут</text:span><text:span text:style-name="T3">ывани</text:span><text:span text:style-name="T6">е</text:span><text:span text:style-name="T2"> кода</text:span><text:span text:style-name="T3">»</text:span></text:p>
      <text:p text:style-name="P25"><text:span text:style-name="T3">Э</text:span><text:span text:style-name="T1">то довольно широкая тема. Да, она не имеет строгих правил, но пожалуйста, не сочтите, что это значит, что разрешено или тем хуже запрещено вообще всё что угодно, что укладывается </text:span><text:soft-page-break/><text:span text:style-name="T1">в прочие нормы. Интуиция многих миллионов программистов на Си и подобных языках за годы выработала прримеры хорошей и плохой практики использорвания макросов. Почерпнуть эти бесценные знания, можно с помощью чтения статей и обсуждений в сети Интернет. Пожалуй раскрыть эту тему хорошо, заслуживает самостоятельной статьи. Здесь я ограничусь приведением нескольких ссылок:</text:span></text:p>
      <text:p text:style-name="P26"><text:span text:style-name="T6">1. [</text:span><text:span text:style-name="T1">Why are preprocessor macros evil and what are the alternatives?</text:span><text:span text:style-name="T6">](</text:span><text:a xlink:type="simple" xlink:href="https://stackoverflow.com/questions/14041453/why-are-preprocessor-macros-evil-and-what-are-the-alternatives" text:style-name="Internet_20_link" text:visited-style-name="Visited_20_Internet_20_Link">https://stackoverflow.com/questions/14041453/why-are-preprocessor-macros-evil-and-what-are-the-alternatives</text:a><text:span text:style-name="T6">)</text:span></text:p>
      <text:p text:style-name="P26"><text:span text:style-name="T6">2. [</text:span><text:span text:style-name="T1">What is the worst real-world macros/pre-processor abuse you've ever come across?</text:span><text:span text:style-name="T6">](</text:span><text:a xlink:type="simple" xlink:href="https://stackoverflow.com/questions/652788/what-is-the-worst-real-world-macros-pre-processor-abuse-youve-ever-come-across" text:style-name="Internet_20_link" text:visited-style-name="Visited_20_Internet_20_Link">https://stackoverflow.com/questions/652788/what-is-the-worst-real-world-macros-pre-processor-abuse-youve-ever-come-across</text:a><text:span text:style-name="T6">)</text:span></text:p>
      <text:p text:style-name="P25"><text:span text:style-name="T1">3. [Using Preprocessors to change language Syntax [closed]](</text:span><text:a xlink:type="simple" xlink:href="https://stackoverflow.com/questions/7311544/using-preprocessors-to-change-language-syntax" text:style-name="Internet_20_link" text:visited-style-name="Visited_20_Internet_20_Link">https://stackoverflow.com/questions/7311544/using-preprocessors-to-change-language-syntax</text:a><text:span text:style-name="T1">)</text:span></text:p>
      <text:p text:style-name="P28"><text:span text:style-name="T7">4. [</text:span><text:a xlink:type="simple" xlink:href="https://pmihaylov.com/macros-in-c/" text:style-name="Internet_20_link" text:visited-style-name="Visited_20_Internet_20_Link"><text:span text:style-name="T1">How to properly use macros in C</text:span></text:a><text:span text:style-name="T7">](</text:span><text:a xlink:type="simple" xlink:href="https://pmihaylov.com/macros-in-c/" text:style-name="Internet_20_link" text:visited-style-name="Visited_20_Internet_20_Link">https://pmihaylov.com/macros-in-c/</text:a><text:span text:style-name="T7">)</text:span></text:p>
      <text:p text:style-name="P27"><text:span text:style-name="T1">5. [Macros: why they're evil](</text:span><text:a xlink:type="simple" xlink:href="https://scienceblogs.com/goodmath/2007/12/17/macros-why-theyre-evil" text:style-name="Internet_20_link" text:visited-style-name="Visited_20_Internet_20_Link">https://scienceblogs.com/goodmath/2007/12/17/macros-why-theyre-evil</text:a><text:span text:style-name="T1">)</text:span></text:p>
      <text:p text:style-name="P27"><text:span text:style-name="T1">6. [Code Craft: When #define is Considered Harmful](</text:span><text:a xlink:type="simple" xlink:href="https://hackaday.com/2015/10/16/code-craft-when-define-is-considered-harmful/" text:style-name="Internet_20_link" text:visited-style-name="Visited_20_Internet_20_Link">https://hackaday.com/2015/10/16/code-craft-when-define-is-considered-harmful/</text:a><text:span text:style-name="T1">)</text:span></text:p>
      <text:p text:style-name="P27"><text:span text:style-name="T1">7. [Why is it a bad practice to use C or C++ macros?](https://www.quora.com/Why-is-it-a-bad-practice-to-use-C-or-C++-macros)</text:span></text:p>
      <text:p text:style-name="P2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5:52:56.960995839</meta:creation-date>
    <meta:editing-duration>PT3H37M1S</meta:editing-duration>
    <meta:editing-cycles>17</meta:editing-cycles>
    <meta:generator>LibreOffice/5.1.6.2$Linux_X86_64 LibreOffice_project/10m0$Build-2</meta:generator>
    <dc:date>2019-03-22T17:26:33.414349016</dc:date>
    <meta:document-statistic meta:table-count="0" meta:image-count="0" meta:object-count="0" meta:page-count="3" meta:paragraph-count="69" meta:word-count="684" meta:character-count="5274" meta:non-whitespace-character-count="4628"/>
  </office:meta>
</office:document-meta>
</file>